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77C7918E8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-linejoin="bevel" draw:textarea-vertical-align="middle" draw:color-mode="standard" draw:luminance="0%" draw:contrast="0%" draw:gamma="100%" draw:red="0%" draw:green="0%" draw:blue="0%" fo:clip="rect(1.729cm, 0.142cm, 0cm, 1.529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557cm" svg:height="8.179cm" svg:x="0cm" svg:y="0cm">
          <draw:image xlink:href="Pictures/10000000000001F400000177C7918E8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.557cm" fo:page-height="8.17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1T11:01:15.307262029</meta:creation-date>
    <dc:date>2016-03-21T11:09:37.424263451</dc:date>
    <meta:editing-duration>PT2M28S</meta:editing-duration>
    <meta:editing-cycles>3</meta:editing-cycles>
    <meta:generator>LibreOffice/4.2.8.2$Linux_X86_64 LibreOffice_project/420m0$Build-2</meta:generator>
    <meta:document-statistic meta:object-count="1"/>
  </office:meta>
</office:document-meta>
</file>